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Selector.isSelected( File basedir , String filename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rSelec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rSelector.Or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